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BA Y SERVICIOS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4842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CALLE CALLE, LIDE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3526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VILA HUACCHILLO, HECT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6463327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12 - Trans. Aer. Caja Pavos Blancos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5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5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AVOS 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3T19:13:4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